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200micron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1" office:value-type="string" calcext:value-type="string">
            <text:p>Force[N]</text:p>
          </table:table-cell>
          <table:table-cell table:style-name="ce3" office:value-type="string" calcext:value-type="string">
            <text:p>Radius of curvature</text:p>
          </table:table-cell>
          <table:table-cell table:style-name="ce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0.0166" calcext:value-type="float">
            <text:p>120.016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0166" calcext:value-type="float">
            <text:p>60.016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.0166" calcext:value-type="float">
            <text:p>40.016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.0165" calcext:value-type="float">
            <text:p>30.016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.0165" calcext:value-type="float">
            <text:p>24.016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0165" calcext:value-type="float">
            <text:p>20.016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.1593" calcext:value-type="float">
            <text:p>17.159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.0164" calcext:value-type="float">
            <text:p>15.016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3497" calcext:value-type="float">
            <text:p>13.349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.0163" calcext:value-type="float">
            <text:p>12.0163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.9254" calcext:value-type="float">
            <text:p>10.925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.0163" calcext:value-type="float">
            <text:p>10.016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.247" calcext:value-type="float">
            <text:p>9.24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5876" calcext:value-type="float">
            <text:p>8.5876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.0162" calcext:value-type="float">
            <text:p>8.016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.5161" calcext:value-type="float">
            <text:p>7.516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.0749" calcext:value-type="float">
            <text:p>7.0749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6828" calcext:value-type="float">
            <text:p>6.682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.3318" calcext:value-type="float">
            <text:p>6.3318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.016" calcext:value-type="float">
            <text:p>6.016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.7303" calcext:value-type="float">
            <text:p>5.730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4705" calcext:value-type="float">
            <text:p>5.470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.2333" calcext:value-type="float">
            <text:p>5.233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.0159" calcext:value-type="float">
            <text:p>5.0159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8159" calcext:value-type="float">
            <text:p>4.8159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.6312" calcext:value-type="float">
            <text:p>4.6312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.4603" calcext:value-type="float">
            <text:p>4.460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.3015" calcext:value-type="float">
            <text:p>4.3015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.1537" calcext:value-type="float">
            <text:p>4.153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0157" calcext:value-type="float">
            <text:p>4.0157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.8867" calcext:value-type="float">
            <text:p>3.8867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.7657" calcext:value-type="float">
            <text:p>3.7657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.652" calcext:value-type="float">
            <text:p>3.652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.545" calcext:value-type="float">
            <text:p>3.545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.4441" calcext:value-type="float">
            <text:p>3.444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.3489" calcext:value-type="float">
            <text:p>3.348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.2588" calcext:value-type="float">
            <text:p>3.2588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.1734" calcext:value-type="float">
            <text:p>3.1734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0924" calcext:value-type="float">
            <text:p>3.0924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.0154" calcext:value-type="float">
            <text:p>3.0154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.9422" calcext:value-type="float">
            <text:p>2.9422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.8725" calcext:value-type="float">
            <text:p>2.872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.806" calcext:value-type="float">
            <text:p>2.806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.7426" calcext:value-type="float">
            <text:p>2.7426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.6819" calcext:value-type="float">
            <text:p>2.6819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.6239" calcext:value-type="float">
            <text:p>2.6239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684" calcext:value-type="float">
            <text:p>2.5684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.5152" calcext:value-type="float">
            <text:p>2.515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.4641" calcext:value-type="float">
            <text:p>2.4641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4151" calcext:value-type="float">
            <text:p>2.4151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.3681" calcext:value-type="float">
            <text:p>2.368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.3228" calcext:value-type="float">
            <text:p>2.3228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.2792" calcext:value-type="float">
            <text:p>2.2792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.2372" calcext:value-type="float">
            <text:p>2.2372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.1968" calcext:value-type="float">
            <text:p>2.1968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.1578" calcext:value-type="float">
            <text:p>2.157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.1202" calcext:value-type="float">
            <text:p>2.1202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.0839" calcext:value-type="float">
            <text:p>2.083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.0488" calcext:value-type="float">
            <text:p>2.0488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0149" calcext:value-type="float">
            <text:p>2.0149</text:p>
          </table:table-cell>
          <table:table-cell/>
        </table:table-row>
      </table:table>
      <table:table table:name="40micron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Force[N]</text:p>
          </table:table-cell>
          <table:table-cell table:style-name="ce3" office:value-type="string" calcext:value-type="string">
            <text:p>Radius of curvatu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0.0166" calcext:value-type="float">
            <text:p>120.01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0166" calcext:value-type="float">
            <text:p>60.01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.0166" calcext:value-type="float">
            <text:p>40.01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.0165" calcext:value-type="float">
            <text:p>30.01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.0165" calcext:value-type="float">
            <text:p>24.01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0165" calcext:value-type="float">
            <text:p>20.01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.1593" calcext:value-type="float">
            <text:p>17.15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.0164" calcext:value-type="float">
            <text:p>15.01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3497" calcext:value-type="float">
            <text:p>13.34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.0163" calcext:value-type="float">
            <text:p>12.016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.9254" calcext:value-type="float">
            <text:p>10.92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.0163" calcext:value-type="float">
            <text:p>10.01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.247" calcext:value-type="float">
            <text:p>9.24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5876" calcext:value-type="float">
            <text:p>8.587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.0162" calcext:value-type="float">
            <text:p>8.01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.5161" calcext:value-type="float">
            <text:p>7.51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.0749" calcext:value-type="float">
            <text:p>7.07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6828" calcext:value-type="float">
            <text:p>6.68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.3318" calcext:value-type="float">
            <text:p>6.33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.016" calcext:value-type="float">
            <text:p>6.016</text:p>
          </table:table-cell>
        </table:table-row>
        <table:table-row table:style-name="ro1" table:number-rows-repeated="1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0micron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Force[N]</text:p>
          </table:table-cell>
          <table:table-cell table:style-name="ce3" office:value-type="string" calcext:value-type="string">
            <text:p>Radius of curvatu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0.0166" calcext:value-type="float">
            <text:p>120.01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0166" calcext:value-type="float">
            <text:p>60.01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.0166" calcext:value-type="float">
            <text:p>40.01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.0165" calcext:value-type="float">
            <text:p>30.01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.0165" calcext:value-type="float">
            <text:p>24.01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0165" calcext:value-type="float">
            <text:p>20.01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.1593" calcext:value-type="float">
            <text:p>17.15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.0164" calcext:value-type="float">
            <text:p>15.01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3497" calcext:value-type="float">
            <text:p>13.34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.0163" calcext:value-type="float">
            <text:p>12.016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.9254" calcext:value-type="float">
            <text:p>10.92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.0163" calcext:value-type="float">
            <text:p>10.01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.247" calcext:value-type="float">
            <text:p>9.24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5876" calcext:value-type="float">
            <text:p>8.587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.0162" calcext:value-type="float">
            <text:p>8.01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.5161" calcext:value-type="float">
            <text:p>7.51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.0749" calcext:value-type="float">
            <text:p>7.07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6828" calcext:value-type="float">
            <text:p>6.68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.3318" calcext:value-type="float">
            <text:p>6.33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.016" calcext:value-type="float">
            <text:p>6.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M user)</meta:initial-creator>
    <meta:creation-date>2016-03-30T15:39:46.633464400</meta:creation-date>
    <dc:date>2016-03-30T15:51:19.659813063</dc:date>
    <dc:creator>OEM user)</dc:creator>
    <meta:editing-duration>PT11M33S</meta:editing-duration>
    <meta:editing-cycles>1</meta:editing-cycles>
    <meta:document-statistic meta:table-count="3" meta:cell-count="206" meta:object-count="0"/>
    <meta:generator>LibreOffice/4.4.3.2$Linux_X86_64 LibreOffice_project/40m0$Build-2</meta:generator>
  </office:meta>
</office:document-meta>
</file>